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style:style style:name="P14" style:family="paragraph" style:parent-style-name="Text_20_body" style:list-style-name="L9">
      <style:paragraph-properties fo:margin-top="0in" fo:margin-bottom="0in"/>
    </style:style>
    <style:style style:name="P15" style:family="paragraph" style:parent-style-name="Text_20_body" style:list-style-name="L10">
      <style:paragraph-properties fo:margin-top="0in" fo:margin-bottom="0in"/>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Text_20_body" style:list-style-name="L11">
      <style:paragraph-properties fo:margin-top="0in" fo:margin-bottom="0in"/>
    </style:style>
    <style:style style:name="P19" style:family="paragraph" style:parent-style-name="Text_20_body" style:list-style-name="L12">
      <style:paragraph-properties fo:margin-top="0in" fo:margin-bottom="0in"/>
    </style:style>
    <style:style style:name="P20" style:family="paragraph" style:parent-style-name="Text_20_body" style:list-style-name="L13">
      <style:paragraph-properties fo:margin-top="0in" fo:margin-bottom="0in"/>
    </style:style>
    <style:style style:name="P21" style:family="paragraph" style:parent-style-name="Quotations">
      <style:paragraph-properties fo:margin-left="0.5in" fo:margin-right="0in" fo:text-indent="0in" style:auto-text-indent="false"/>
    </style:style>
    <style:style style:name="P22" style:family="paragraph" style:parent-style-name="Quotations">
      <style:paragraph-properties fo:margin-left="0.5in" fo:margin-right="0in" fo:text-indent="0in" style:auto-text-indent="false"/>
    </style:style>
    <style:style style:name="P23" style:family="paragraph" style:parent-style-name="Text_20_body" style:list-style-name="L14">
      <style:paragraph-properties fo:margin-top="0in" fo:margin-bottom="0in"/>
    </style:style>
    <style:style style:name="P24" style:family="paragraph" style:parent-style-name="Text_20_body" style:list-style-name="L15">
      <style:paragraph-properties fo:margin-top="0in" fo:margin-bottom="0in"/>
    </style:style>
    <style:style style:name="P25" style:family="paragraph" style:parent-style-name="Text_20_body" style:list-style-name="L16">
      <style:paragraph-properties fo:margin-top="0in" fo:margin-bottom="0in"/>
    </style:style>
    <style:style style:name="P26" style:family="paragraph" style:parent-style-name="Quotations">
      <style:paragraph-properties fo:margin-left="0.5in" fo:margin-right="0in" fo:text-indent="0in" style:auto-text-indent="false"/>
    </style:style>
    <style:style style:name="P27" style:family="paragraph" style:parent-style-name="Quotations">
      <style:paragraph-properties fo:margin-left="0.5in" fo:margin-right="0in" fo:text-indent="0in" style:auto-text-indent="false"/>
    </style:style>
    <style:style style:name="P28" style:family="paragraph" style:parent-style-name="Text_20_body" style:list-style-name="L17">
      <style:paragraph-properties fo:margin-top="0in" fo:margin-bottom="0in"/>
    </style:style>
    <style:style style:name="P29" style:family="paragraph" style:parent-style-name="Quotations">
      <style:paragraph-properties fo:margin-left="0.5in" fo:margin-right="0in" fo:text-indent="0in" style:auto-text-indent="false"/>
    </style:style>
    <style:style style:name="P30" style:family="paragraph" style:parent-style-name="Text_20_body" style:list-style-name="L18">
      <style:paragraph-properties fo:margin-top="0in" fo:margin-bottom="0in"/>
    </style:style>
    <style:style style:name="P31" style:family="paragraph" style:parent-style-name="Quotations">
      <style:paragraph-properties fo:margin-left="0.5in" fo:margin-right="0in" fo:text-indent="0in" style:auto-text-indent="false"/>
    </style:style>
    <style:style style:name="P32" style:family="paragraph" style:parent-style-name="Text_20_body" style:list-style-name="L19">
      <style:paragraph-properties fo:margin-top="0in" fo:margin-bottom="0in"/>
    </style:style>
    <style:style style:name="P33" style:family="paragraph" style:parent-style-name="Text_20_body" style:list-style-name="L20">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sitzungsvorlagen"/>Sitzungsvorlagen<text:bookmark-end text:name="sitzungsvorlagen"/></text:h>
      <text:list text:style-name="L1">
        <text:list-item>
          <text:p text:style-name="P1"><text:span text:style-name="T1">Generiert:</text:span> 2026-04-28</text:p>
        </text:list-item>
        <text:list-item>
          <text:p text:style-name="P1"><text:span text:style-name="T1">Quelle (aktuelle Version):</text:span> <text:a xlink:type="simple" xlink:href="https://blueprint.ecohubs.community/de/articles/rcos-templates/layer-5/meeting-templates" office:name=""><text:span text:style-name="Definition">https://blueprint.ecohubs.community/de/articles/rcos-templates/layer-5/meeting-templates</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Schicht:</text:span> 5 — Betrieb &amp; Koordination</text:p>
        </text:list-item>
        <text:list-item>
          <text:p text:style-name="P2"><text:span text:style-name="T1">Status:</text:span> Vorlage — an eure Gemeinschaft anpassen</text:p>
        </text:list-item>
        <text:list-item>
          <text:p text:style-name="P2"><text:span text:style-name="T1">RCOS-Referenz:</text:span> <text:a xlink:type="simple" xlink:href="https://blueprint.ecohubs.community/de/articles/rcos-core/v0-1/layer-5-operations-coordination#72-meeting-system" office:name=""><text:span text:style-name="Definition">§7.2</text:span></text:a>, <text:a xlink:type="simple" xlink:href="https://blueprint.ecohubs.community/de/articles/rcos-core/v0-1/layer-5-operations-coordination#76-artifacts" office:name=""><text:span text:style-name="Definition">§7.6</text:span></text:a></text:p>
        </text:list-item>
      </text:list>
      <text:p text:style-name="P3">Sitzungsvorlagen legen Zweck, Entscheidungsbereich, Beschlussfähigkeit und Struktur jedes Sitzungstyps fest. Eine Sitzung ohne festgelegte Vorlage wird mit der Zeit Befugnisse ansammeln, die sie nicht haben sollte. Passt diese Vorlagen an und fügt Sitzungstypen hinzu oder entfernt sie, wie es eure Gemeinschaft braucht.</text:p>
      <text:p text:style-name="Horizontal_20_Line"/>
      <text:h text:style-name="Heading_20_2" text:outline-level="2"><text:bookmark-start text:name="sitzungstyp-operativ"/>Sitzungstyp: Operativ<text:bookmark-end text:name="sitzungstyp-operativ"/></text:h>
      <text:p text:style-name="First_20_paragraph"><text:span text:style-name="T2">RCOS-Klauseln: </text:span><text:a xlink:type="simple" xlink:href="https://blueprint.ecohubs.community/de/articles/rcos-core/v0-1/layer-5-operations-coordination#72-meeting-system" office:name=""><text:span text:style-name="Definition"><text:span text:style-name="T2">7.2.1</text:span></text:span></text:a><text:span text:style-name="T2">, </text:span><text:a xlink:type="simple" xlink:href="https://blueprint.ecohubs.community/de/articles/rcos-core/v0-1/layer-5-operations-coordination#72-meeting-system" office:name=""><text:span text:style-name="Definition"><text:span text:style-name="T2">7.2.2</text:span></text:span></text:a><text:span text:style-name="T2">, </text:span><text:a xlink:type="simple" xlink:href="https://blueprint.ecohubs.community/de/articles/rcos-core/v0-1/layer-5-operations-coordination#72-meeting-system" office:name=""><text:span text:style-name="Definition"><text:span text:style-name="T2">7.2.3</text:span></text:span></text:a><text:span text:style-name="T2">, </text:span><text:a xlink:type="simple" xlink:href="https://blueprint.ecohubs.community/de/articles/rcos-core/v0-1/layer-5-operations-coordination#72-meeting-system" office:name=""><text:span text:style-name="Definition"><text:span text:style-name="T2">7.2.4</text:span></text:span></text:a><text:span text:style-name="T2">, </text:span><text:a xlink:type="simple" xlink:href="https://blueprint.ecohubs.community/de/articles/rcos-core/v0-1/layer-5-operations-coordination#76-artifacts" office:name=""><text:span text:style-name="Definition"><text:span text:style-name="T2">7.6.4</text:span></text:span></text:a></text:p>
      <text:p text:style-name="P4"><text:span text:style-name="T1">Begründung — Warum eine regelmäßige operative Sitzung</text:span></text:p>
      <text:p text:style-name="P4">Die tägliche Koordination braucht einen regelmäßigen Rhythmus, keine Ad-hoc-Improvisation. Die operative Sitzung ist der Herzschlag der Gemeinschaft — ein vorhersehbarer Raum, um laufende Arbeit zu prüfen, Hindernisse sichtbar zu machen und kleine operative Entscheidungen zu treffen. Entscheidend ist: Hier fallen nur operative Entscheidungen; strategische und konstitutionelle laufen über den Governance-Prozess, sodass die Sitzung nicht stillschweigend Befugnisse ansammeln kann, die sie nicht hat.</text:p>
      <text:p text:style-name="P5"><text:span text:style-name="T1">Anleitung — Wie ihr das ausfüllt</text:span></text:p>
      <text:p text:style-name="P5">Legt Zweck, Entscheidungsbereich, erforderliche und optionale Teilnehmende, Rhythmus, Dauer und Moderationsregeln fest. Beschränkt den Entscheidungsbereich auf ausschließlich operative Entscheidungen.</text:p>
      <text:list text:style-name="L3">
        <text:list-item>
          <text:p text:style-name="P6"><text:span text:style-name="T1">Zweck:</text:span> <text:span text:style-name="T2">&lt;laufende Arbeit prüfen, Aufgaben koordinieren, Hindernisse sichtbar machen, operative Entscheidungen treffen.&gt;</text:span></text:p>
        </text:list-item>
        <text:list-item>
          <text:p text:style-name="P6"><text:span text:style-name="T1">Entscheidungsbereich:</text:span> Nur operative Entscheidungen — keine strategischen oder konstitutionellen Entscheidungen.</text:p>
        </text:list-item>
        <text:list-item>
          <text:p text:style-name="P6"><text:span text:style-name="T1">Erforderliche Teilnehmende:</text:span> <text:span text:style-name="T2">&lt;wer eingeladen ist; Mindest-Quorum.&gt;</text:span></text:p>
        </text:list-item>
        <text:list-item>
          <text:p text:style-name="P6"><text:span text:style-name="T1">Optionale Teilnehmende:</text:span> </text:p>
        </text:list-item>
        <text:list-item>
          <text:p text:style-name="P6"><text:span text:style-name="T1">Rhythmus:</text:span> <text:span text:style-name="T2">&lt;wöchentlich / zweiwöchentlich / monatlich.&gt;</text:span></text:p>
        </text:list-item>
        <text:list-item>
          <text:p text:style-name="P6"><text:span text:style-name="T1">Zeitlimit:</text:span> <text:span text:style-name="T2">&lt;z. B. maximal 90 Minuten.&gt;</text:span></text:p>
        </text:list-item>
        <text:list-item>
          <text:p text:style-name="P6"><text:span text:style-name="T1">Moderation:</text:span> <text:span text:style-name="T2">&lt;Moderationsrolle; Vertretungsregel.&gt;</text:span></text:p>
        </text:list-item>
      </text:list>
      <text:h text:style-name="Heading_20_3" text:outline-level="3"><text:bookmark-start text:name="agenda-struktur"/>Agenda-Struktur<text:bookmark-end text:name="agenda-struktur"/></text:h>
      <text:list text:style-name="L4">
        <text:list-item>
          <text:p text:style-name="P7"><text:span text:style-name="T1">Check-in</text:span> </text:p>
        </text:list-item>
        <text:list-item>
          <text:p text:style-name="P7"><text:span text:style-name="T1">Offene Aufgaben prüfen</text:span> </text:p>
        </text:list-item>
        <text:list-item>
          <text:p text:style-name="P7"><text:span text:style-name="T1">Rollen- und Bereichs-Updates</text:span> </text:p>
        </text:list-item>
        <text:list-item>
          <text:p text:style-name="P7"><text:span text:style-name="T1">Aktuelle Tagesordnungspunkte</text:span> </text:p>
        </text:list-item>
        <text:list-item>
          <text:p text:style-name="P7"><text:span text:style-name="T1">Operative Entscheidungen</text:span> </text:p>
        </text:list-item>
        <text:list-item>
          <text:p text:style-name="P7"><text:span text:style-name="T1">Nächste Schritte und Verantwortliche</text:span> </text:p>
        </text:list-item>
        <text:list-item>
          <text:p text:style-name="P7"><text:span text:style-name="T1">Check-out</text:span> <text:span text:style-name="T2">&lt;Dauer; optional&gt;</text:span></text:p>
        </text:list-item>
      </text:list>
      <text:h text:style-name="Heading_20_3" text:outline-level="3"><text:bookmark-start text:name="notizen-und-protokoll"/>Notizen und Protokoll<text:bookmark-end text:name="notizen-und-protokoll"/></text:h>
      <text:list text:style-name="L5">
        <text:list-item>
          <text:p text:style-name="P8"><text:span text:style-name="T1">Datum:</text:span></text:p>
        </text:list-item>
        <text:list-item>
          <text:p text:style-name="P8"><text:span text:style-name="T1">Moderation:</text:span></text:p>
        </text:list-item>
        <text:list-item>
          <text:p text:style-name="P8"><text:span text:style-name="T1">Anwesende:</text:span></text:p>
        </text:list-item>
        <text:list-item>
          <text:p text:style-name="P8"><text:span text:style-name="T1">Notizen:</text:span></text:p>
        </text:list-item>
      </text:list>
      <text:h text:style-name="Heading_20_3" text:outline-level="3"><text:bookmark-start text:name="entscheidungsprotokoll-falls-zutreffend"/>Entscheidungsprotokoll (falls zutreffend)<text:bookmark-end text:name="entscheidungsprotokoll-falls-zutreffend"/></text:h>
      <text:list text:style-name="L6">
        <text:list-item>
          <text:p text:style-name="P9"><text:span text:style-name="T1">Entscheidungstyp:</text:span> Operativ</text:p>
        </text:list-item>
        <text:list-item>
          <text:p text:style-name="P9"><text:span text:style-name="T1">Befugnis:</text:span> <text:span text:style-name="T2">&lt;Rolleninhaber:in laut Entscheidungsmatrix&gt;</text:span></text:p>
        </text:list-item>
        <text:list-item>
          <text:p text:style-name="P9"><text:span text:style-name="T1">Mechanismus / Schwelle:</text:span> Delegierte Befugnis</text:p>
        </text:list-item>
        <text:list-item>
          <text:p text:style-name="P9"><text:span text:style-name="T1">Ergebnis:</text:span> </text:p>
        </text:list-item>
        <text:list-item>
          <text:p text:style-name="P9"><text:span text:style-name="T1">Gültig ab:</text:span></text:p>
        </text:list-item>
        <text:list-item>
          <text:p text:style-name="P9"><text:span text:style-name="T1">Abgelegt unter:</text:span> </text:p>
        </text:list-item>
      </text:list>
      <text:p text:style-name="Horizontal_20_Line"/>
      <text:h text:style-name="Heading_20_2" text:outline-level="2"><text:bookmark-start text:name="sitzungstyp-governance"/>Sitzungstyp: Governance<text:bookmark-end text:name="sitzungstyp-governance"/></text:h>
      <text:p text:style-name="First_20_paragraph"><text:span text:style-name="T2">RCOS-Klauseln: </text:span><text:a xlink:type="simple" xlink:href="https://blueprint.ecohubs.community/de/articles/rcos-core/v0-1/layer-5-operations-coordination#72-meeting-system" office:name=""><text:span text:style-name="Definition"><text:span text:style-name="T2">7.2.1</text:span></text:span></text:a><text:span text:style-name="T2">, </text:span><text:a xlink:type="simple" xlink:href="https://blueprint.ecohubs.community/de/articles/rcos-core/v0-1/layer-5-operations-coordination#72-meeting-system" office:name=""><text:span text:style-name="Definition"><text:span text:style-name="T2">7.2.2</text:span></text:span></text:a><text:span text:style-name="T2">, </text:span><text:a xlink:type="simple" xlink:href="https://blueprint.ecohubs.community/de/articles/rcos-core/v0-1/layer-5-operations-coordination#72-meeting-system" office:name=""><text:span text:style-name="Definition"><text:span text:style-name="T2">7.2.3</text:span></text:span></text:a><text:span text:style-name="T2">, </text:span><text:a xlink:type="simple" xlink:href="https://blueprint.ecohubs.community/de/articles/rcos-core/v0-1/layer-5-operations-coordination#76-artifacts" office:name=""><text:span text:style-name="Definition"><text:span text:style-name="T2">7.6.4</text:span></text:span></text:a></text:p>
      <text:p text:style-name="P10"><text:span text:style-name="T1">Begründung — Warum Beratung und verbindliche Abstimmung trennen</text:span></text:p>
      <text:p text:style-name="P10">Wenn eine Sitzung gleichzeitig diskutieren und entscheiden kann, bestimmen diejenigen, die gerade im Raum sind — ungeachtet der Quorum- oder Befugnisregeln. Die Trennung von Beratung und verbindlicher Abstimmung wahrt die Integrität der Entscheidungsmatrix und stellt sicher, dass abwesende Mitglieder trotzdem mitabstimmen können.</text:p>
      <text:p text:style-name="P11"><text:span text:style-name="T1">Anleitung — Wie ihr das ausfüllt</text:span></text:p>
      <text:p text:style-name="P11">Diese Sitzung berät über aktive Vorschläge während ihrer Beratungsphase. Die verbindliche Entscheidung erfolgt über den Governance-Prozess gemäß der Entscheidungsmatrix.</text:p>
      <text:list text:style-name="L7">
        <text:list-item>
          <text:p text:style-name="P12"><text:span text:style-name="T1">Zweck:</text:span> Beratung über einen aktiven Vorschlag während seiner Beratungsphase.</text:p>
        </text:list-item>
        <text:list-item>
          <text:p text:style-name="P12"><text:span text:style-name="T1">Entscheidungsbereich:</text:span> Nur Beratung — die verbindliche Entscheidung erfolgt über den Governance-Prozess gemäß der Entscheidungsmatrix.</text:p>
        </text:list-item>
        <text:list-item>
          <text:p text:style-name="P12"><text:span text:style-name="T1">Erforderliche Teilnehmende:</text:span> <text:span text:style-name="T2">&lt;alle Vollmitglieder eingeladen; Antragsteller:in muss anwesend sein.&gt;</text:span></text:p>
        </text:list-item>
        <text:list-item>
          <text:p text:style-name="P12"><text:span text:style-name="T1">Optionale Teilnehmende:</text:span> </text:p>
        </text:list-item>
        <text:list-item>
          <text:p text:style-name="P12"><text:span text:style-name="T1">Rhythmus:</text:span> <text:span text:style-name="T2">&lt;nach Bedarf während der Beratungsphasen.&gt;</text:span></text:p>
        </text:list-item>
        <text:list-item>
          <text:p text:style-name="P12"><text:span text:style-name="T1">Zeitlimit:</text:span> <text:span text:style-name="T2">&lt;z. B. maximal 60 Minuten.&gt;</text:span></text:p>
        </text:list-item>
        <text:list-item>
          <text:p text:style-name="P12"><text:span text:style-name="T1">Moderation:</text:span> <text:span text:style-name="T2">&lt;Moderationsrolle.&gt;</text:span></text:p>
        </text:list-item>
      </text:list>
      <text:h text:style-name="Heading_20_3" text:outline-level="3"><text:bookmark-start text:name="agenda-struktur-1"/>Agenda-Struktur<text:bookmark-end text:name="agenda-struktur-1"/></text:h>
      <text:list text:style-name="L8">
        <text:list-item>
          <text:p text:style-name="P13"><text:span text:style-name="T1">Check-in</text:span> </text:p>
        </text:list-item>
        <text:list-item>
          <text:p text:style-name="P13"><text:span text:style-name="T1">Zusammenfassung des Vorschlags</text:span> <text:span text:style-name="T2">&lt;Dauer — Antragsteller:in stellt den Vorschlag vor: was sich ändert, warum, und welche Alternativen erwogen wurden.&gt;</text:span></text:p>
        </text:list-item>
        <text:list-item>
          <text:p text:style-name="P13"><text:span text:style-name="T1">Verständnisfragen</text:span> <text:span text:style-name="T2">&lt;Dauer — nur Sachfragen; noch keine Positionierung.&gt;</text:span></text:p>
        </text:list-item>
        <text:list-item>
          <text:p text:style-name="P13"><text:span text:style-name="T1">Offene Beratung</text:span> <text:span text:style-name="T2">&lt;Dauer.&gt;</text:span></text:p>
        </text:list-item>
        <text:list-item>
          <text:p text:style-name="P13"><text:span text:style-name="T1">Zusammenfassung der Positionen und nächste Schritte</text:span> <text:span text:style-name="T2">&lt;Dauer — Moderation fasst zusammen; bestätigt den Abstimmungszeitplan.&gt;</text:span></text:p>
        </text:list-item>
      </text:list>
      <text:h text:style-name="Heading_20_3" text:outline-level="3"><text:bookmark-start text:name="notizen-und-protokoll-1"/>Notizen und Protokoll<text:bookmark-end text:name="notizen-und-protokoll-1"/></text:h>
      <text:list text:style-name="L9">
        <text:list-item>
          <text:p text:style-name="P14"><text:span text:style-name="T1">Datum:</text:span></text:p>
        </text:list-item>
        <text:list-item>
          <text:p text:style-name="P14"><text:span text:style-name="T1">Moderation:</text:span></text:p>
        </text:list-item>
        <text:list-item>
          <text:p text:style-name="P14"><text:span text:style-name="T1">Anwesende:</text:span></text:p>
        </text:list-item>
        <text:list-item>
          <text:p text:style-name="P14"><text:span text:style-name="T1">Notizen:</text:span></text:p>
        </text:list-item>
      </text:list>
      <text:h text:style-name="Heading_20_3" text:outline-level="3"><text:bookmark-start text:name="entscheidungsprotokoll"/>Entscheidungsprotokoll<text:bookmark-end text:name="entscheidungsprotokoll"/></text:h>
      <text:list text:style-name="L10">
        <text:list-item>
          <text:p text:style-name="P15"><text:span text:style-name="T1">Vorschlags-Referenz:</text:span> </text:p>
        </text:list-item>
        <text:list-item>
          <text:p text:style-name="P15"><text:span text:style-name="T1">Entscheidungstyp:</text:span> <text:span text:style-name="T2">&lt;Strategisch / Konstitutionell&gt;</text:span></text:p>
        </text:list-item>
        <text:list-item>
          <text:p text:style-name="P15"><text:span text:style-name="T1">Befugnis:</text:span> Vollmitglieder (kollektiv)</text:p>
        </text:list-item>
        <text:list-item>
          <text:p text:style-name="P15"><text:span text:style-name="T1">Mechanismus / Schwelle:</text:span> <text:span text:style-name="T2">&lt;Abstimmungsmechanismus + Schwelle&gt;</text:span></text:p>
        </text:list-item>
        <text:list-item>
          <text:p text:style-name="P15"><text:span text:style-name="T1">Ergebnis:</text:span> <text:span text:style-name="T2">&lt;Angenommen / Abgelehnt / Vertagt&gt;</text:span></text:p>
        </text:list-item>
        <text:list-item>
          <text:p text:style-name="P15"><text:span text:style-name="T1">Gültig ab:</text:span></text:p>
        </text:list-item>
        <text:list-item>
          <text:p text:style-name="P15"><text:span text:style-name="T1">Abstimmungs-Link:</text:span></text:p>
        </text:list-item>
      </text:list>
      <text:p text:style-name="Horizontal_20_Line"/>
      <text:h text:style-name="Heading_20_2" text:outline-level="2"><text:bookmark-start text:name="sitzungstyp-koordination--abstimmung"/>Sitzungstyp: Koordination &amp; Abstimmung<text:bookmark-end text:name="sitzungstyp-koordination--abstimmung"/></text:h>
      <text:p text:style-name="First_20_paragraph"><text:span text:style-name="T2">RCOS-Klauseln: </text:span><text:a xlink:type="simple" xlink:href="https://blueprint.ecohubs.community/de/articles/rcos-core/v0-1/layer-5-operations-coordination#72-meeting-system" office:name=""><text:span text:style-name="Definition"><text:span text:style-name="T2">7.2.1</text:span></text:span></text:a><text:span text:style-name="T2">, </text:span><text:a xlink:type="simple" xlink:href="https://blueprint.ecohubs.community/de/articles/rcos-core/v0-1/layer-5-operations-coordination#72-meeting-system" office:name=""><text:span text:style-name="Definition"><text:span text:style-name="T2">7.2.2</text:span></text:span></text:a><text:span text:style-name="T2">, </text:span><text:a xlink:type="simple" xlink:href="https://blueprint.ecohubs.community/de/articles/rcos-core/v0-1/layer-5-operations-coordination#72-meeting-system" office:name=""><text:span text:style-name="Definition"><text:span text:style-name="T2">7.2.3</text:span></text:span></text:a><text:span text:style-name="T2">, </text:span><text:a xlink:type="simple" xlink:href="https://blueprint.ecohubs.community/de/articles/rcos-core/v0-1/layer-5-operations-coordination#76-artifacts" office:name=""><text:span text:style-name="Definition"><text:span text:style-name="T2">7.6.4</text:span></text:span></text:a></text:p>
      <text:p text:style-name="P16"><text:span text:style-name="T1">Begründung — Warum eine eigene Koordinationssitzung</text:span></text:p>
      <text:p text:style-name="P16">Manche Hindernisse betreffen mehr als eine Rolle und lassen sich im regulären operativen Rhythmus nicht lösen. Koordination &amp; Abstimmung gibt rollenübergreifender Arbeit einen eigenen Raum — für Abhängigkeiten, Übergaben und konkurrierende Prioritäten — damit die wöchentliche Sitzung nicht ausufert, weil sie alles auffangen muss.</text:p>
      <text:p text:style-name="P17"><text:span text:style-name="T1">Anleitung — Wie ihr das ausfüllt</text:span></text:p>
      <text:p text:style-name="P17">Nutzt diese Vorlage, wenn rollenübergreifende Koordination nötig ist. Beschränkt den Entscheidungsbereich auf operative Entscheidungen und begrenzt die erforderlichen Teilnehmenden auf diejenigen mit aktiven Initiativen.</text:p>
      <text:list text:style-name="L11">
        <text:list-item>
          <text:p text:style-name="P18"><text:span text:style-name="T1">Zweck:</text:span> Arbeit über Rollen und Initiativen hinweg synchronisieren; Abhängigkeiten und Hindernisse sichtbar machen; Prioritäten abstimmen.</text:p>
        </text:list-item>
        <text:list-item>
          <text:p text:style-name="P18"><text:span text:style-name="T1">Entscheidungsbereich:</text:span> Nur operative Entscheidungen.</text:p>
        </text:list-item>
        <text:list-item>
          <text:p text:style-name="P18"><text:span text:style-name="T1">Erforderliche Teilnehmende:</text:span> <text:span text:style-name="T2">&lt;Rolleninhaber:innen mit aktiven Initiativen.&gt;</text:span></text:p>
        </text:list-item>
        <text:list-item>
          <text:p text:style-name="P18"><text:span text:style-name="T1">Optionale Teilnehmende:</text:span> </text:p>
        </text:list-item>
        <text:list-item>
          <text:p text:style-name="P18"><text:span text:style-name="T1">Rhythmus:</text:span> </text:p>
        </text:list-item>
        <text:list-item>
          <text:p text:style-name="P18"><text:span text:style-name="T1">Zeitlimit:</text:span> <text:span text:style-name="T2">&lt;z. B. 60 Minuten.&gt;</text:span></text:p>
        </text:list-item>
        <text:list-item>
          <text:p text:style-name="P18"><text:span text:style-name="T1">Moderation:</text:span> <text:span text:style-name="T2">&lt;Moderator:in; Vertretungsregel.&gt;</text:span></text:p>
        </text:list-item>
      </text:list>
      <text:h text:style-name="Heading_20_3" text:outline-level="3"><text:bookmark-start text:name="agenda-struktur-2"/>Agenda-Struktur<text:bookmark-end text:name="agenda-struktur-2"/></text:h>
      <text:list text:style-name="L12">
        <text:list-item>
          <text:p text:style-name="P19"><text:span text:style-name="T1">Check-in</text:span> </text:p>
        </text:list-item>
        <text:list-item>
          <text:p text:style-name="P19"><text:span text:style-name="T1">Status-Updates der Initiativen</text:span> </text:p>
        </text:list-item>
        <text:list-item>
          <text:p text:style-name="P19"><text:span text:style-name="T1">Hindernisse und Abhängigkeiten</text:span> </text:p>
        </text:list-item>
        <text:list-item>
          <text:p text:style-name="P19"><text:span text:style-name="T1">Nächste Schritte</text:span> </text:p>
        </text:list-item>
      </text:list>
      <text:h text:style-name="Heading_20_3" text:outline-level="3"><text:bookmark-start text:name="notizen-und-protokoll-2"/>Notizen und Protokoll<text:bookmark-end text:name="notizen-und-protokoll-2"/></text:h>
      <text:list text:style-name="L13">
        <text:list-item>
          <text:p text:style-name="P20"><text:span text:style-name="T1">Datum:</text:span></text:p>
        </text:list-item>
        <text:list-item>
          <text:p text:style-name="P20"><text:span text:style-name="T1">Moderation:</text:span></text:p>
        </text:list-item>
        <text:list-item>
          <text:p text:style-name="P20"><text:span text:style-name="T1">Anwesende:</text:span></text:p>
        </text:list-item>
        <text:list-item>
          <text:p text:style-name="P20"><text:span text:style-name="T1">Notizen:</text:span></text:p>
        </text:list-item>
      </text:list>
      <text:p text:style-name="Horizontal_20_Line"/>
      <text:h text:style-name="Heading_20_2" text:outline-level="2"><text:bookmark-start text:name="sitzungstyp-reflexion--lernen"/>Sitzungstyp: Reflexion &amp; Lernen<text:bookmark-end text:name="sitzungstyp-reflexion--lernen"/></text:h>
      <text:p text:style-name="First_20_paragraph"><text:span text:style-name="T2">RCOS-Klauseln: </text:span><text:a xlink:type="simple" xlink:href="https://blueprint.ecohubs.community/de/articles/rcos-core/v0-1/layer-5-operations-coordination#72-meeting-system" office:name=""><text:span text:style-name="Definition"><text:span text:style-name="T2">7.2.1</text:span></text:span></text:a><text:span text:style-name="T2">, </text:span><text:a xlink:type="simple" xlink:href="https://blueprint.ecohubs.community/de/articles/rcos-core/v0-1/layer-5-operations-coordination#72-meeting-system" office:name=""><text:span text:style-name="Definition"><text:span text:style-name="T2">7.2.2</text:span></text:span></text:a><text:span text:style-name="T2">, </text:span><text:a xlink:type="simple" xlink:href="https://blueprint.ecohubs.community/de/articles/rcos-core/v0-1/layer-5-operations-coordination#72-meeting-system" office:name=""><text:span text:style-name="Definition"><text:span text:style-name="T2">7.2.3</text:span></text:span></text:a><text:span text:style-name="T2">, </text:span><text:a xlink:type="simple" xlink:href="https://blueprint.ecohubs.community/de/articles/rcos-core/v0-1/layer-5-operations-coordination#76-artifacts" office:name=""><text:span text:style-name="Definition"><text:span text:style-name="T2">7.6.4</text:span></text:span></text:a></text:p>
      <text:p text:style-name="P21"><text:span text:style-name="T1">Begründung — Warum bekommt Reflexion einen eigenen Sitzungstyp</text:span></text:p>
      <text:p text:style-name="P21">Reflexion, die nur stattfindet, wenn gerade Zeit ist, findet nie statt. Ein benannter Sitzungstyp mit festem Rhythmus schafft Raum für den Rückblick — und verhindert, dass Retrospektiven von der operativen Dringlichkeit verdrängt werden. Ohne das bleibt das Lernprotokoll (Schicht 6) leer und das Framework hört auf, sich weiterzuentwickeln.</text:p>
      <text:p text:style-name="P22"><text:span text:style-name="T1">Anleitung — Wie ihr das ausfüllt</text:span></text:p>
      <text:p text:style-name="P22">Diese Sitzung bilanziert den letzten Zeitraum und speist Erkenntnisse in das Lernprotokoll (Schicht 6) und die Warteschlange für zukünftige Vorschläge ein.</text:p>
      <text:list text:style-name="L14">
        <text:list-item>
          <text:p text:style-name="P23"><text:span text:style-name="T1">Zweck:</text:span> Erfahrungen auswerten, Muster erkennen, Erkenntnisse festhalten, Einsichten ins Framework zurückspielen.</text:p>
        </text:list-item>
        <text:list-item>
          <text:p text:style-name="P23"><text:span text:style-name="T1">Entscheidungsbereich:</text:span> Kann Änderungsvorschläge hervorbringen; keine direkte Entscheidungsbefugnis, sofern nicht in der Entscheidungsmatrix festgelegt.</text:p>
        </text:list-item>
        <text:list-item>
          <text:p text:style-name="P23"><text:span text:style-name="T1">Erforderliche Teilnehmende:</text:span> </text:p>
        </text:list-item>
        <text:list-item>
          <text:p text:style-name="P23"><text:span text:style-name="T1">Rhythmus:</text:span> <text:span text:style-name="T2">&lt;vierteljährlich.&gt;</text:span></text:p>
        </text:list-item>
        <text:list-item>
          <text:p text:style-name="P23"><text:span text:style-name="T1">Zeitlimit:</text:span> <text:span text:style-name="T2">&lt;z. B. maximal 90 Minuten.&gt;</text:span></text:p>
        </text:list-item>
        <text:list-item>
          <text:p text:style-name="P23"><text:span text:style-name="T1">Moderation:</text:span> <text:span text:style-name="T2">&lt;Moderationsrolle.&gt;</text:span></text:p>
        </text:list-item>
      </text:list>
      <text:h text:style-name="Heading_20_3" text:outline-level="3"><text:bookmark-start text:name="agenda-struktur-3"/>Agenda-Struktur<text:bookmark-end text:name="agenda-struktur-3"/></text:h>
      <text:list text:style-name="L15">
        <text:list-item>
          <text:p text:style-name="P24"><text:span text:style-name="T1">Check-in</text:span> </text:p>
        </text:list-item>
        <text:list-item>
          <text:p text:style-name="P24"><text:span text:style-name="T1">Highlights des Zeitraums</text:span> </text:p>
        </text:list-item>
        <text:list-item>
          <text:p text:style-name="P24"><text:span text:style-name="T1">Was gut lief</text:span> </text:p>
        </text:list-item>
        <text:list-item>
          <text:p text:style-name="P24"><text:span text:style-name="T1">Was nicht lief / was wir anders machen würden</text:span> <text:span text:style-name="T2">&lt;Dauer; kein Schuldzuweisen, Fokus auf Muster.&gt;</text:span></text:p>
        </text:list-item>
        <text:list-item>
          <text:p text:style-name="P24"><text:span text:style-name="T1">Erkenntnisse für die Zukunft</text:span> <text:span text:style-name="T2">&lt;Dauer; Einträge für das Lernprotokoll identifizieren.&gt;</text:span></text:p>
        </text:list-item>
        <text:list-item>
          <text:p text:style-name="P24"><text:span text:style-name="T1">Aktualisierung von Lernprotokoll und zukünftigen Vorschlägen</text:span> <text:span text:style-name="T2">&lt;Dauer.&gt;</text:span></text:p>
        </text:list-item>
        <text:list-item>
          <text:p text:style-name="P24"><text:span text:style-name="T1">Check-out</text:span> </text:p>
        </text:list-item>
      </text:list>
      <text:h text:style-name="Heading_20_3" text:outline-level="3"><text:bookmark-start text:name="notizen-und-protokoll-3"/>Notizen und Protokoll<text:bookmark-end text:name="notizen-und-protokoll-3"/></text:h>
      <text:list text:style-name="L16">
        <text:list-item>
          <text:p text:style-name="P25"><text:span text:style-name="T1">Datum:</text:span></text:p>
        </text:list-item>
        <text:list-item>
          <text:p text:style-name="P25"><text:span text:style-name="T1">Moderation:</text:span></text:p>
        </text:list-item>
        <text:list-item>
          <text:p text:style-name="P25"><text:span text:style-name="T1">Anwesende:</text:span></text:p>
        </text:list-item>
        <text:list-item>
          <text:p text:style-name="P25"><text:span text:style-name="T1">Notizen:</text:span></text:p>
        </text:list-item>
        <text:list-item>
          <text:p text:style-name="P25"><text:span text:style-name="T1">Ausgelöste Lernprotokoll-Einträge:</text:span> <text:span text:style-name="T2">&lt;Liste oder „keine“&gt;</text:span></text:p>
        </text:list-item>
        <text:list-item>
          <text:p text:style-name="P25"><text:span text:style-name="T1">Hinzugefügte zukünftige Vorschläge:</text:span> <text:span text:style-name="T2">&lt;Liste oder „keine“&gt;</text:span></text:p>
        </text:list-item>
      </text:list>
      <text:p text:style-name="Horizontal_20_Line"/>
      <text:h text:style-name="Heading_20_2" text:outline-level="2"><text:bookmark-start text:name="sitzungstyp-konfliktbearbeitung"/>Sitzungstyp: Konfliktbearbeitung<text:bookmark-end text:name="sitzungstyp-konfliktbearbeitung"/></text:h>
      <text:p text:style-name="First_20_paragraph"><text:span text:style-name="T2">RCOS-Klauseln: </text:span><text:a xlink:type="simple" xlink:href="https://blueprint.ecohubs.community/de/articles/rcos-core/v0-1/layer-5-operations-coordination#72-meeting-system" office:name=""><text:span text:style-name="Definition"><text:span text:style-name="T2">7.2.1</text:span></text:span></text:a><text:span text:style-name="T2">, </text:span><text:a xlink:type="simple" xlink:href="https://blueprint.ecohubs.community/de/articles/rcos-core/v0-1/layer-5-operations-coordination#72-meeting-system" office:name=""><text:span text:style-name="Definition"><text:span text:style-name="T2">7.2.2</text:span></text:span></text:a><text:span text:style-name="T2">, </text:span><text:a xlink:type="simple" xlink:href="https://blueprint.ecohubs.community/de/articles/rcos-core/v0-1/layer-5-operations-coordination#72-meeting-system" office:name=""><text:span text:style-name="Definition"><text:span text:style-name="T2">7.2.3</text:span></text:span></text:a><text:span text:style-name="T2">, </text:span><text:a xlink:type="simple" xlink:href="https://blueprint.ecohubs.community/de/articles/rcos-core/v0-1/layer-5-operations-coordination#76-artifacts" office:name=""><text:span text:style-name="Definition"><text:span text:style-name="T2">7.6.4</text:span></text:span></text:a><text:span text:style-name="T2">; siehe auch Schicht 4 — </text:span><text:a xlink:type="simple" xlink:href="https://blueprint.ecohubs.community/de/articles/rcos-core/v0-1/layer-4-conflict-repair-accountability#62-resolution-pathways" office:name=""><text:span text:style-name="Definition"><text:span text:style-name="T2">Konfliktlösungsleiter</text:span></text:span></text:a></text:p>
      <text:p text:style-name="P26"><text:span text:style-name="T1">Begründung — Warum ein eigener Sitzungstyp für Konflikte</text:span></text:p>
      <text:p text:style-name="P26">Konfliktarbeit hat Regeln, die andere Sitzungen nicht haben: Vertraulichkeit, Moderator:innen-Auswahl, die die Parteipräferenzen umgeht, Schutz vor Vergeltung und eingeschränkte Protokollierung. Die operative Vorlage für eine Konfliktsitzung zu verwenden, würde stillschweigend all diese Regeln verletzen. Eine eigene Vorlage macht den unterschiedlichen Rahmen ab der ersten Minute sichtbar.</text:p>
      <text:p text:style-name="P27"><text:span text:style-name="T1">Anleitung — Wie ihr das ausfüllt</text:span></text:p>
      <text:p text:style-name="P27">Verwendet diese Vorlage nur für moderierte Sitzungen gemäß den Stufen 2–4 der Konfliktlösungsleiter. Datenschutz- und Moderator:innen-Auswahlregeln werden durch Schicht 4 geregelt, nicht durch die Sitzung selbst.</text:p>
      <text:list text:style-name="L17">
        <text:list-item>
          <text:p text:style-name="P28"><text:span text:style-name="T1">Zweck:</text:span> Lösung auf einer definierten Stufe der Konfliktlösungsleiter moderieren (Stufen 2–4).</text:p>
        </text:list-item>
        <text:list-item>
          <text:p text:style-name="P28"><text:span text:style-name="T1">Entscheidungsbereich:</text:span> Erarbeitet Reparaturpläne, Vereinbarungen oder Eskalationsentscheidungen; verbindliche Ergebnisse erfordern die in der Konfliktlösungsleiter und der Entscheidungsmatrix festgelegte Befugnis.</text:p>
        </text:list-item>
        <text:list-item>
          <text:p text:style-name="P28"><text:span text:style-name="T1">Erforderliche Teilnehmende:</text:span> Konfliktparteien; zugewiesene:r Moderator:in (gemäß den Auswahlregeln der Konfliktlösungsleiter).</text:p>
        </text:list-item>
        <text:list-item>
          <text:p text:style-name="P28"><text:span text:style-name="T1">Optionale Teilnehmende:</text:span> Eine Vertrauensperson, mit schriftlicher gegenseitiger Zustimmung aller Parteien.</text:p>
        </text:list-item>
        <text:list-item>
          <text:p text:style-name="P28"><text:span text:style-name="T1">Rhythmus:</text:span> Nach Bedarf; ausgelöst durch Eingangsverfahren.</text:p>
        </text:list-item>
        <text:list-item>
          <text:p text:style-name="P28"><text:span text:style-name="T1">Zeitlimit:</text:span> <text:span text:style-name="T2">&lt;typischerweise 60–90 Minuten; Moderator:in kann verlängern.&gt;</text:span></text:p>
        </text:list-item>
        <text:list-item>
          <text:p text:style-name="P28"><text:span text:style-name="T1">Moderation:</text:span> Auswahl gemäß Konfliktlösungsleiter (Schicht 4) — nicht von den Parteien selbst gewählt.</text:p>
        </text:list-item>
      </text:list>
      <text:p text:style-name="P29"><text:span text:style-name="T1">Datenschutzhinweis:</text:span> Aufzeichnungen aus diesem Sitzungstyp unterliegen den Datenschutz- und Informationszugangsregelungen der Konfliktlösungsleiter (Schicht 4). Sie werden standardmäßig nicht im allgemeinen Mitgliederprotokoll veröffentlicht.</text:p>
      <text:h text:style-name="Heading_20_3" text:outline-level="3"><text:bookmark-start text:name="agenda-struktur-4"/>Agenda-Struktur<text:bookmark-end text:name="agenda-struktur-4"/></text:h>
      <text:list text:style-name="L18">
        <text:list-item>
          <text:p text:style-name="P30"><text:span text:style-name="T1">Eröffnung und Grundregeln</text:span> <text:span text:style-name="T2">&lt;Dauer; Einverständnis, Vertraulichkeit, Vergeltungsschutz, Pausenrecht.&gt;</text:span></text:p>
        </text:list-item>
        <text:list-item>
          <text:p text:style-name="P30"><text:span text:style-name="T1">Jede Partei schildert ihre Perspektive</text:span> <text:span text:style-name="T2">&lt;ohne Unterbrechung; gleiche Redezeit.&gt;</text:span></text:p>
        </text:list-item>
        <text:list-item>
          <text:p text:style-name="P30"><text:span text:style-name="T1">Prüfung des gemeinsamen Verständnisses</text:span> <text:span text:style-name="T2">&lt;Dauer.&gt;</text:span></text:p>
        </text:list-item>
        <text:list-item>
          <text:p text:style-name="P30"><text:span text:style-name="T1">Bedürfnisse und Bitten</text:span> <text:span text:style-name="T2">&lt;Dauer.&gt;</text:span></text:p>
        </text:list-item>
        <text:list-item>
          <text:p text:style-name="P30"><text:span text:style-name="T1">Reparatur- oder Einigungsoptionen</text:span> <text:span text:style-name="T2">&lt;Dauer.&gt;</text:span></text:p>
        </text:list-item>
        <text:list-item>
          <text:p text:style-name="P30"><text:span text:style-name="T1">Entscheidung oder nächster Schritt</text:span> <text:span text:style-name="T2">&lt;Dauer.&gt;</text:span></text:p>
        </text:list-item>
        <text:list-item>
          <text:p text:style-name="P30"><text:span text:style-name="T1">Dokumentation</text:span> <text:span text:style-name="T2">&lt;Dauer; Protokoll gemäß Datenschutzregeln der Schicht 4.&gt;</text:span></text:p>
        </text:list-item>
      </text:list>
      <text:h text:style-name="Heading_20_3" text:outline-level="3"><text:bookmark-start text:name="protokollformat"/>Protokollformat<text:bookmark-end text:name="protokollformat"/></text:h>
      <text:p text:style-name="P31">Dieses Protokoll ist vertraulich. Der Zugang ist gemäß der Konfliktlösungsleiter (Schicht 4) eingeschränkt.</text:p>
      <text:list text:style-name="L19">
        <text:list-item>
          <text:p text:style-name="P32"><text:span text:style-name="T1">Datum:</text:span></text:p>
        </text:list-item>
        <text:list-item>
          <text:p text:style-name="P32"><text:span text:style-name="T1">Moderation:</text:span></text:p>
        </text:list-item>
        <text:list-item>
          <text:p text:style-name="P32"><text:span text:style-name="T1">Anwesende Parteien:</text:span></text:p>
        </text:list-item>
        <text:list-item>
          <text:p text:style-name="P32"><text:span text:style-name="T1">Leiterstufe:</text:span></text:p>
        </text:list-item>
        <text:list-item>
          <text:p text:style-name="P32"><text:span text:style-name="T1">Konfliktklasse:</text:span></text:p>
        </text:list-item>
        <text:list-item>
          <text:p text:style-name="P32"><text:span text:style-name="T1">Ergebnis:</text:span> <text:span text:style-name="T2">&lt;Einigung erzielt / Eskalation auf nächste Stufe / Vertagt&gt;</text:span></text:p>
        </text:list-item>
        <text:list-item>
          <text:p text:style-name="P32"><text:span text:style-name="T1">Vereinbarte Maßnahmen (falls vorhanden):</text:span></text:p>
        </text:list-item>
        <text:list-item>
          <text:p text:style-name="P32"><text:span text:style-name="T1">Eskalationsziel (falls zutreffend):</text:span></text:p>
        </text:list-item>
        <text:list-item>
          <text:p text:style-name="P32"><text:span text:style-name="T1">Zugang:</text:span> Nur Parteien und Moderator:in; Offenlegung gegenüber Vollmitgliedern nur bei Eskalation auf die Governance-Stufe.</text:p>
        </text:list-item>
      </text:list>
      <text:p text:style-name="Horizontal_20_Line"/>
      <text:h text:style-name="Heading_20_2" text:outline-level="2"><text:bookmark-start text:name="ratifizierungsprotokoll"/>Ratifizierungsprotokoll<text:bookmark-end text:name="ratifizierungsprotokoll"/></text:h>
      <text:list text:style-name="L20">
        <text:list-item>
          <text:p text:style-name="P33"><text:span text:style-name="T1">Angenommen:</text:span> </text:p>
        </text:list-item>
        <text:list-item>
          <text:p text:style-name="P33"><text:span text:style-name="T1">Entscheidungstyp:</text:span> Strategisch</text:p>
        </text:list-item>
        <text:list-item>
          <text:p text:style-name="P33"><text:span text:style-name="T1">Version:</text:span> </text:p>
        </text:list-item>
        <text:list-item>
          <text:p text:style-name="P33"><text:span text:style-name="T1">Entscheidungsprotokoll:</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4:02:47Z</meta:creation-date>
    <dc:date>2026-04-28T04:02:47Z</dc:date>
    <meta:user-defined meta:name="title-meta" meta:value-type="string">Sitzungsvorlagen</meta:user-defined>
  </office:meta>
</office:document-meta>
</file>